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3088" calcext:value-type="float">
            <text:p>95.5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6352" calcext:value-type="float">
            <text:p>94.2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1536" calcext:value-type="float">
            <text:p>92.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592" calcext:value-type="float">
            <text:p>93.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92" calcext:value-type="float">
            <text:p>92.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896" calcext:value-type="float">
            <text:p>94.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67304" calcext:value-type="float">
            <text:p>91.9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712" calcext:value-type="float">
            <text:p>91.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2592" calcext:value-type="float">
            <text:p>90.8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201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77872" calcext:value-type="float">
            <text:p>91.1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416" calcext:value-type="float">
            <text:p>90.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3288" calcext:value-type="float">
            <text:p>89.5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3632" calcext:value-type="float">
            <text:p>87.7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3968" calcext:value-type="float">
            <text:p>87.3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8528" calcext:value-type="float">
            <text:p>85.7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200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3352" calcext:value-type="float">
            <text:p>85.4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200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3184" calcext:value-type="float">
            <text:p>85.6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876" calcext:value-type="float">
            <text:p>85.3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200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5376" calcext:value-type="float">
            <text:p>85.6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200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0856" calcext:value-type="float">
            <text:p>83.8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200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768" calcext:value-type="float">
            <text:p>84.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0288" calcext:value-type="float">
            <text:p>84.6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2424" calcext:value-type="float">
            <text:p>83.4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199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1904" calcext:value-type="float">
            <text:p>83.0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2184" calcext:value-type="float">
            <text:p>81.4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199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6048" calcext:value-type="float">
            <text:p>81.1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199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87824" calcext:value-type="float">
            <text:p>80.8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199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9872" calcext:value-type="float">
            <text:p>80.5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198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7704" calcext:value-type="float">
            <text:p>79.9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198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5496" calcext:value-type="float">
            <text:p>79.0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66" calcext:value-type="float">
            <text:p>79.4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7832" calcext:value-type="float">
            <text:p>79.4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5712" calcext:value-type="float">
            <text:p>77.7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198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198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6696" calcext:value-type="float">
            <text:p>77.1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198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1856" calcext:value-type="float">
            <text:p>76.5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197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197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1736" calcext:value-type="float">
            <text:p>75.6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197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648" calcext:value-type="float">
            <text:p>74.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197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1232" calcext:value-type="float">
            <text:p>72.3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197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8472" calcext:value-type="float">
            <text:p>69.3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197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4072" calcext:value-type="float">
            <text:p>68.3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197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424" calcext:value-type="float">
            <text:p>68.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197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9432" calcext:value-type="float">
            <text:p>65.5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196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8624" calcext:value-type="float">
            <text:p>64.4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196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124" calcext:value-type="float">
            <text:p>63.2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196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4984" calcext:value-type="float">
            <text:p>61.9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196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196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4672" calcext:value-type="float">
            <text:p>57.9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196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196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196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1256" calcext:value-type="float">
            <text:p>56.5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196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3402</text:p>
          </table:table-cell>
          <table:table-cell office:value-type="string" calcext:value-type="string">
            <text:p>TWDB:0603402</text:p>
          </table:table-cell>
          <table:table-cell office:value-type="string" calcext:value-type="string">
            <text:p>195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